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middl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vertical-align="middle"/>
      <style:text-properties fo:color="#ff0000" fo:text-shadow="1pt 1pt" style:text-underline-style="none" fo:font-weight="bold" style:font-weight-asian="bold" style:font-weight-complex="bold"/>
    </style:style>
    <style:style style:name="ce17" style:family="table-cell" style:parent-style-name="Default" style:data-style-name="N118">
      <style:table-cell-properties style:vertical-align="middle"/>
    </style:style>
    <style:style style:name="ce28" style:family="table-cell" style:parent-style-name="Default" style:data-style-name="N118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2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24" style:family="table-cell" style:parent-style-name="Default" style:data-style-name="N118">
      <style:table-cell-properties style:vertical-align="middle"/>
      <style:map style:condition="is-true-formula([.E12] &gt; (TODAY() -7))" style:apply-style-name="Good" style:base-cell-address="Tabelle1.E12"/>
      <style:map style:condition="is-true-formula([.E12] &gt; (TODAY() - 14))" style:apply-style-name="Neutral" style:base-cell-address="Tabelle1.E12"/>
      <style:map style:condition="is-true-formula(1)" style:apply-style-name="Bad" style:base-cell-address="Tabelle1.E12"/>
    </style:style>
    <style:style style:name="ce25" style:family="table-cell" style:parent-style-name="Default" style:data-style-name="N118">
      <style:table-cell-properties style:vertical-align="middle"/>
      <style:map style:condition="is-true-formula([.E13] &gt; (TODAY() -7))" style:apply-style-name="Good" style:base-cell-address="Tabelle1.E13"/>
      <style:map style:condition="is-true-formula([.E13] &gt; (TODAY() - 14))" style:apply-style-name="Neutral" style:base-cell-address="Tabelle1.E13"/>
      <style:map style:condition="is-true-formula(1)" style:apply-style-name="Bad" style:base-cell-address="Tabelle1.E13"/>
    </style:style>
    <style:style style:name="ce26" style:family="table-cell" style:parent-style-name="Default" style:data-style-name="N118">
      <style:table-cell-properties style:vertical-align="middle"/>
      <style:map style:condition="is-true-formula([.E17] &gt; (TODAY() -7))" style:apply-style-name="Good" style:base-cell-address="Tabelle1.E17"/>
      <style:map style:condition="is-true-formula([.E17] &gt; (TODAY() - 14))" style:apply-style-name="Neutral" style:base-cell-address="Tabelle1.E17"/>
      <style:map style:condition="is-true-formula(1)" style:apply-style-name="Bad" style:base-cell-address="Tabelle1.E17"/>
    </style:style>
    <style:style style:name="ce43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4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50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51" style:family="table-cell" style:parent-style-name="Default" style:data-style-name="N118"/>
    <style:style style:name="ce3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4" style:family="table-cell" style:parent-style-name="Default" style:data-style-name="N118">
      <style:table-cell-properties style:vertical-align="middle"/>
      <style:map style:condition="is-true-formula([.F17] &lt; TODAY())" style:apply-style-name="Footnote" style:base-cell-address="Tabelle1.F17"/>
      <style:map style:condition="is-true-formula([.F17] &lt; (TODAY() + 2))" style:apply-style-name="Error" style:base-cell-address="Tabelle1.F17"/>
      <style:map style:condition="is-true-formula([.F17] &lt; (TODAY() + 5))" style:apply-style-name="Bad" style:base-cell-address="Tabelle1.F17"/>
      <style:map style:condition="is-true-formula([.F17] &lt; (TODAY() + 12))" style:apply-style-name="Neutral" style:base-cell-address="Tabelle1.F17"/>
      <style:map style:condition="is-true-formula(1)" style:apply-style-name="Good" style:base-cell-address="Tabelle1.F17"/>
    </style:style>
    <style:style style:name="ce5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0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1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3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8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5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29" style:family="table-cell" style:parent-style-name="Default" style:data-style-name="N37"/>
    <style:style style:name="ce3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ce51"/>
        <table:table-column table:style-name="co6" table:default-cell-style-name="ce51"/>
        <table:table-column table:style-name="co7" table:number-columns-repeated="16378" table:default-cell-style-name="Default"/>
        <table:table-row table:style-name="ro1">
          <table:table-cell table:style-name="ce2" office:value-type="string" calcext:value-type="string" table:number-columns-spanned="16384" table:number-rows-spanned="1">
            <text:p>Soll eine Liste werden mit allen Prüfungsrelevanten Themen</text:p>
          </table:table-cell>
          <table:covered-table-cell table:number-columns-repeated="2"/>
          <table:covered-table-cell table:style-name="ce6"/>
          <table:covered-table-cell table:number-columns-repeated="2" table:style-name="ce17"/>
          <table:covered-table-cell table:number-columns-repeated="16378"/>
        </table:table-row>
        <table:table-row table:style-name="ro2">
          <table:table-cell table:number-columns-repeated="3"/>
          <table:table-cell table:style-name="ce6"/>
          <table:table-cell table:style-name="ce17" table:number-columns-repeated="2"/>
          <table:table-cell table:number-columns-repeated="16378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5" office:value-type="string" calcext:value-type="string">
            <text:p>Notizen / Einzelheiten</text:p>
          </table:table-cell>
          <table:table-cell table:style-name="ce28" office:value-type="string" calcext:value-type="string">
            <text:p>Bearbeitet</text:p>
          </table:table-cell>
          <table:table-cell table:style-name="ce28" office:value-type="string" calcext:value-type="string">
            <text:p>Prüfung</text:p>
          </table:table-cell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7">
            <text:p>Deutsch</text:p>
          </table:table-cell>
          <table:table-cell office:value-type="string" calcext:value-type="string" table:number-columns-spanned="1" table:number-rows-spanned="7">
            <text:p>Werbeanalyse</text:p>
          </table:table-cell>
          <table:table-cell office:value-type="string" calcext:value-type="string">
            <text:p>Einleitung</text:p>
          </table:table-cell>
          <table:table-cell table:style-name="ce6" office:value-type="string" calcext:value-type="string">
            <text:p>Infos zu Text, Quelle, und Produkt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37" office:value-type="date" office:date-value="2024-05-13" calcext:value-type="date" table:number-columns-spanned="1" table:number-rows-spanned="7">
            <text:p>13. Mai</text:p>
          </table:table-cell>
          <table:table-cell table:style-name="ce29"/>
          <table:table-cell table:style-name="ce30"/>
          <table:table-cell table:number-columns-repeated="16376"/>
        </table:table-row>
        <table:table-row table:style-name="ro2">
          <table:covered-table-cell table:number-columns-repeated="2"/>
          <table:table-cell office:value-type="string" calcext:value-type="string">
            <text:p>Zielgruppe darstellen</text:p>
          </table:table-cell>
          <table:table-cell table:style-name="ce6" office:value-type="string" calcext:value-type="string">
            <text:p>An Wen / welche Zwecke könnte das Produkt gerichtet sein?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ld- und Textbeschreibung</text:p>
          </table:table-cell>
          <table:table-cell table:style-name="ce6" office:value-type="string" calcext:value-type="string">
            <text:p>Nur Aussehen beschreiben, keine Analyse o Ä.!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alyse Text-Bild Korrespondenz</text:p>
          </table:table-cell>
          <table:table-cell table:style-name="ce6" office:value-type="string" calcext:value-type="string">
            <text:p>AIDA Formel, Ablauf der Werb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erbebotschaft darstellen</text:p>
          </table:table-cell>
          <table:table-cell table:style-name="ce6" office:value-type="string" calcext:value-type="string">
            <text:p>Basically den Copy in eigenen Worten zusammenfass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prachliche Analyse</text:p>
          </table:table-cell>
          <table:table-cell table:style-name="ce6" office:value-type="string" calcext:value-type="string">
            <text:p>Sprachliche Mittel auflisten und deut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zeige Bewerten</text:p>
          </table:table-cell>
          <table:table-cell table:style-name="ce6" office:value-type="string" calcext:value-type="string">
            <text:p>Eigene Meinung: was ist gelungen, was nich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Englisch</text:p>
          </table:table-cell>
          <table:table-cell office:value-type="string" calcext:value-type="string">
            <text:p>Hörverstehen</text:p>
          </table:table-cell>
          <table:table-cell office:value-type="string" calcext:value-type="string" table:number-columns-spanned="1" table:number-rows-spanned="2">
            <text:p>Se Language</text:p>
          </table:table-cell>
          <table:table-cell table:style-name="ce6" office:value-type="string" calcext:value-type="string">
            <text:p>Wahrscheinlich Fragen auf Basis von Hörspiel</text:p>
          </table:table-cell>
          <table:table-cell table:style-name="ce24" office:value-type="date" office:date-value="2024-01-01" calcext:value-type="date">
            <text:p>01. Jan</text:p>
          </table:table-cell>
          <table:table-cell table:style-name="ce42" office:value-type="date" office:date-value="2024-05-16" calcext:value-type="date" table:number-columns-spanned="1" table:number-rows-spanned="5">
            <text:p>1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Leseverstehen</text:p>
          </table:table-cell>
          <table:covered-table-cell/>
          <table:table-cell table:style-name="ce6" office:value-type="string" calcext:value-type="string">
            <text:p>Informationen aus Text entnehmen</text:p>
          </table:table-cell>
          <table:table-cell table:style-name="ce25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Textsorten</text:p>
          </table:table-cell>
          <table:table-cell office:value-type="string" calcext:value-type="string">
            <text:p>Buiseness letters</text:p>
          </table:table-cell>
          <table:table-cell table:style-name="ce6" office:value-type="string" calcext:value-type="string">
            <text:p>enquirys, offers, generelles layout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mments</text:p>
          </table:table-cell>
          <table:table-cell table:style-name="ce6" office:value-type="string" calcext:value-type="string">
            <text:p>Eine Argumentation mit Bezug auf einen Tex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 office:value-type="string" calcext:value-type="string">
            <text:p>Mediation</text:p>
          </table:table-cell>
          <table:table-cell table:style-name="ce12" office:value-type="string" calcext:value-type="string">
            <text:p>Informationen schriftlich kommunizier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26"/>
          <table:covered-table-cell table:style-name="ce54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9">
            <text:p>Mathe</text:p>
          </table:table-cell>
          <table:table-cell office:value-type="string" calcext:value-type="string" table:number-columns-spanned="1" table:number-rows-spanned="7">
            <text:p>Vektoren</text:p>
          </table:table-cell>
          <table:table-cell office:value-type="string" calcext:value-type="string">
            <text:p>Grundrechenarten</text:p>
          </table:table-cell>
          <table:table-cell table:style-name="ce6" office:value-type="string" calcext:value-type="string">
            <text:p>addieren, subtrahieren, Skalarprodukt, usw.</text:p>
          </table:table-cell>
          <table:table-cell table:style-name="ce43" office:value-type="date" office:date-value="2024-01-01" calcext:value-type="date">
            <text:p>01. Jan</text:p>
          </table:table-cell>
          <table:table-cell table:style-name="ce58" office:value-type="date" office:date-value="2024-05-31" calcext:value-type="date" table:number-columns-spanned="1" table:number-rows-spanned="19">
            <text:p>31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dere Grundlagen</text:p>
          </table:table-cell>
          <table:table-cell table:style-name="ce6" office:value-type="string" calcext:value-type="string">
            <text:p>Betrag, Kreuzprodukt, Verbindungsvektor, Einheitsvektor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eometrische Objekte</text:p>
          </table:table-cell>
          <table:table-cell table:style-name="ce6" office:value-type="string" calcext:value-type="string">
            <text:p>Punkt, Vektor, Gerade, Ebene, usw.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inkel</text:p>
          </table:table-cell>
          <table:table-cell table:style-name="ce6" office:value-type="string" calcext:value-type="string">
            <text:p>Zwischen Vektoren, Geraden, und Ebenen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gebeziehung von Geraden</text:p>
          </table:table-cell>
          <table:table-cell table:style-name="ce6" office:value-type="string" calcext:value-type="string">
            <text:p>Identisch, sich schneidend, parallel, windschief, (kollinear)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bstand / Lotfußpunktverfahren</text:p>
          </table:table-cell>
          <table:table-cell table:style-name="ce6" office:value-type="string" calcext:value-type="string">
            <text:p>Punkt-Gerade, Punkt-Ebene, Gerade-Gerade, usw.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chnittpunkt</text:p>
          </table:table-cell>
          <table:table-cell office:value-type="string" calcext:value-type="string">
            <text:p>von allen möglichen Objekten, mit Gleichung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Wahrscheinlichkeiten</text:p>
          </table:table-cell>
          <table:table-cell office:value-type="string" calcext:value-type="string" table:number-columns-spanned="1" table:number-rows-spanned="2">
            <text:p>Markov Ketten</text:p>
          </table:table-cell>
          <table:table-cell table:style-name="ce6" office:value-type="string" calcext:value-type="string">
            <text:p>Zustandsvektor berechnen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Fixvektor berechnen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ernoulli Experimente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nomale Summenverteilung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urvendiskussion</text:p>
          </table:table-cell>
          <table:table-cell table:style-name="ce3" office:value-type="string" calcext:value-type="string" table:number-columns-spanned="1" table:number-rows-spanned="3">
            <text:p>Points Of Interest</text:p>
          </table:table-cell>
          <table:table-cell table:style-name="ce14" office:value-type="string" calcext:value-type="string">
            <text:p>Nullstellen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5" office:value-type="string" calcext:value-type="string">
            <text:p>Hoch/Tiefpunkte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4" office:value-type="string" calcext:value-type="string">
            <text:p>Wendepunkte/Sattelpunkte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bleiten / Aufleit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Integrale</text:p>
          </table:table-cell>
          <table:table-cell table:style-name="ce6" office:value-type="string" calcext:value-type="string">
            <text:p>Flächenberechnung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Wichtige Verfahren</text:p>
          </table:table-cell>
          <table:table-cell table:style-name="ce3" office:value-type="string" calcext:value-type="string">
            <text:p>2 Minuten Verfahren (Gaus)</text:p>
          </table:table-cell>
          <table:table-cell table:style-name="ce6" office:value-type="string" calcext:value-type="string">
            <text:p>wie man jede Art von Matrix löst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PQ-Formel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covered-table-cell/>
          <table:covered-table-cell table:style-name="ce6"/>
          <table:table-cell table:style-name="ce3" office:value-type="string" calcext:value-type="string">
            <text:p>Polynomdivisio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59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SW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:)</text:p>
          </table:table-cell>
          <table:table-cell table:style-name="ce6" office:value-type="string" calcext:value-type="string">
            <text:p>Formulare, echo, Bedingungen</text:p>
          </table:table-cell>
          <table:table-cell table:style-name="ce43" office:value-type="date" office:date-value="2024-01-01" calcext:value-type="date">
            <text:p>01. Jan</text:p>
          </table:table-cell>
          <table:table-cell table:style-name="ce60" office:value-type="date" office:date-value="2024-05-06" calcext:value-type="date" table:number-columns-spanned="1" table:number-rows-spanned="5">
            <text:p>0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UML ( Diagramme )</text:p>
          </table:table-cell>
          <table:table-cell office:value-type="string" calcext:value-type="string">
            <text:p>Use-Case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ktivitäts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lassendiagramm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4">
            <text:p>Datenbanken</text:p>
          </table:table-cell>
          <table:table-cell office:value-type="string" calcext:value-type="string" table:number-columns-spanned="1" table:number-rows-spanned="7">
            <text:p>SQL</text:p>
          </table:table-cell>
          <table:table-cell office:value-type="string" calcext:value-type="string">
            <text:p>Subqueries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table-cell table:style-name="ce61" office:value-type="date" office:date-value="2024-05-27" calcext:value-type="date" table:number-columns-spanned="1" table:number-rows-spanned="14">
            <text:p>27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Joins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nstraints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Einträge verwalt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Tabellen Verwalt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roup Statements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Normalisierung</text:p>
          </table:table-cell>
          <table:table-cell office:value-type="string" calcext:value-type="string">
            <text:p>Normalform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omali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odelle</text:p>
          </table:table-cell>
          <table:table-cell office:value-type="string" calcext:value-type="string">
            <text:p>ER-Modell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modelle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Formulieren von Sätz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hen-Notatio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ähenfußnotatio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 table:number-columns-spanned="1" table:number-rows-spanned="3">
            <text:p>Grundkonfiguration</text:p>
          </table:table-cell>
          <table:table-cell office:value-type="string" calcext:value-type="string">
            <text:p>Allgemeine Befehle</text:p>
          </table:table-cell>
          <table:table-cell table:style-name="ce6" office:value-type="string" calcext:value-type="string">
            <text:p>Logins, line, no shutdown, domain-lookup, hostname, CONFIGS</text:p>
          </table:table-cell>
          <table:table-cell table:style-name="ce43" office:value-type="date" office:date-value="2024-01-01" calcext:value-type="date">
            <text:p>01. Jan</text:p>
          </table:table-cell>
          <table:table-cell table:style-name="ce62" office:value-type="date" office:date-value="2024-06-06" calcext:value-type="date" table:number-columns-spanned="1" table:number-rows-spanned="16">
            <text:p>06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hhhh… <text:s text:c="2"/>Der Rauter!</text:p>
          </table:table-cell>
          <table:table-cell table:style-name="ce6" office:value-type="string" calcext:value-type="string">
            <text:p>usw.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witch</text:p>
          </table:table-cell>
          <table:table-cell table:style-name="ce6" office:value-type="string" calcext:value-type="string">
            <text:p>interfaces, portmodes, port-security, usw.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Routing</text:p>
          </table:table-cell>
          <table:table-cell table:style-name="ce3" office:value-type="string" calcext:value-type="string">
            <text:p>VLAN</text:p>
          </table:table-cell>
          <table:table-cell table:style-name="ce16" office:value-type="string" calcext:value-type="string">
            <text:p>VLAN 10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atic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HCP / Router am Stock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RIP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P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Access Listen</text:p>
          </table:table-cell>
          <table:table-cell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NAT</text:p>
          </table:table-cell>
          <table:table-cell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style-name="ce7" office:value-type="string" calcext:value-type="string">
            <text:p>VPN (Kommt vl noch)</text:p>
          </table:table-cell>
          <table:table-cell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7">
            <text:p>BSN</text:p>
          </table:table-cell>
          <table:table-cell office:value-type="string" calcext:value-type="string">
            <text:p>Allgemein</text:p>
          </table:table-cell>
          <table:table-cell table:style-name="ce3" office:value-type="string" calcext:value-type="string">
            <text:p>OSI / TCP IP Modell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table-cell table:style-name="ce63" office:value-type="date" office:date-value="2024-06-03" calcext:value-type="date" table:number-columns-spanned="1" table:number-rows-spanned="17">
            <text:p>03. Jun</text:p>
          </table:table-cell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Speicherberechnung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IPV6</text:p>
          </table:table-cell>
          <table:table-cell table:style-name="ce3" office:value-type="string" calcext:value-type="string">
            <text:p>Subnetting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Ausbau/Schreibweise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Routing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Adressvergabe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Protokolle</text:p>
          </table:table-cell>
          <table:table-cell office:value-type="string" calcext:value-type="string">
            <text:p>STP</text:p>
          </table:table-cell>
          <table:table-cell table:style-name="ce6" office:value-type="string" calcext:value-type="string">
            <text:p>broadcast sturm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OSPF</text:p>
          </table:table-cell>
          <table:table-cell table:style-name="ce6" office:value-type="string" calcext:value-type="string">
            <text:p>dijkstra algorithmus</text:p>
          </table:table-cell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NDP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DSGVO/TOM</text:p>
          </table:table-cell>
          <table:table-cell table:style-name="ce3" office:value-type="string" calcext:value-type="string">
            <text:p>Datenschutz/Datensicherheit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§64 BDSG-neu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Kryptographie</text:p>
          </table:table-cell>
          <table:table-cell office:value-type="string" calcext:value-type="string">
            <text:p>Bruteforce berechn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RSA Verfahren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Symetrisch / Asymetrisch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ADFGVX, Playfair, CBC</text:p>
          </table:table-cell>
          <table:table-cell table:style-name="ce6"/>
          <table:table-cell table:style-name="ce4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3"/>
          <table:covered-table-cell table:style-name="ce34"/>
          <table:covered-table-cell table:style-name="ce48"/>
          <table:covered-table-cell table:number-columns-repeated="16378"/>
        </table:table-row>
        <table:table-row table:style-name="ro2" table:number-rows-repeated="904">
          <table:table-cell table:number-columns-repeated="4"/>
          <table:table-cell table:style-name="ce50"/>
          <table:table-cell table:style-name="ce65"/>
          <table:table-cell table:number-columns-repeated="16378"/>
        </table:table-row>
        <table:table-row table:style-name="ro2" table:number-rows-repeated="104757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belle1.E18:Tabelle1.E997 Tabelle1.E14:Tabelle1.E16 Tabelle1.E4:Tabelle1.E11">
            <calcext:condition calcext:apply-style-name="Good" calcext:value="formula-is([.E4] &gt; (TODAY() -7))" calcext:base-cell-address="Tabelle1.E4"/>
            <calcext:condition calcext:apply-style-name="Neutral" calcext:value="formula-is([.E4] &gt; (TODAY() - 14))" calcext:base-cell-address="Tabelle1.E4"/>
            <calcext:condition calcext:apply-style-name="Bad" calcext:value="formula-is(1)" calcext:base-cell-address="Tabelle1.E4"/>
          </calcext:conditional-format>
          <calcext:conditional-format calcext:target-range-address="Tabelle1.F18:Tabelle1.F997 Tabelle1.F4:Tabelle1.F16">
            <calcext:condition calcext:apply-style-name="Footnote" calcext:value="formula-is([.F4] &lt; TODAY())" calcext:base-cell-address="Tabelle1.F4"/>
            <calcext:condition calcext:apply-style-name="Error" calcext:value="formula-is([.F4] &lt; (TODAY() + 2))" calcext:base-cell-address="Tabelle1.F4"/>
            <calcext:condition calcext:apply-style-name="Bad" calcext:value="formula-is([.F4] &lt; (TODAY() + 5))" calcext:base-cell-address="Tabelle1.F4"/>
            <calcext:condition calcext:apply-style-name="Neutral" calcext:value="formula-is([.F4] &lt; (TODAY() + 12))" calcext:base-cell-address="Tabelle1.F4"/>
            <calcext:condition calcext:apply-style-name="Good" calcext:value="formula-is(1)" calcext:base-cell-address="Tabelle1.F4"/>
          </calcext:conditional-format>
          <calcext:conditional-format calcext:target-range-address="Tabelle1.E17:Tabelle1.E17">
            <calcext:condition calcext:apply-style-name="Good" calcext:value="formula-is([.E17] &gt; (TODAY() -7))" calcext:base-cell-address="Tabelle1.E17"/>
            <calcext:condition calcext:apply-style-name="Neutral" calcext:value="formula-is([.E17] &gt; (TODAY() - 14))" calcext:base-cell-address="Tabelle1.E17"/>
            <calcext:condition calcext:apply-style-name="Bad" calcext:value="formula-is(1)" calcext:base-cell-address="Tabelle1.E17"/>
          </calcext:conditional-format>
          <calcext:conditional-format calcext:target-range-address="Tabelle1.F17:Tabelle1.F17">
            <calcext:condition calcext:apply-style-name="Footnote" calcext:value="formula-is([.F17] &lt; TODAY())" calcext:base-cell-address="Tabelle1.F17"/>
            <calcext:condition calcext:apply-style-name="Error" calcext:value="formula-is([.F17] &lt; (TODAY() + 2))" calcext:base-cell-address="Tabelle1.F17"/>
            <calcext:condition calcext:apply-style-name="Bad" calcext:value="formula-is([.F17] &lt; (TODAY() + 5))" calcext:base-cell-address="Tabelle1.F17"/>
            <calcext:condition calcext:apply-style-name="Neutral" calcext:value="formula-is([.F17] &lt; (TODAY() + 12))" calcext:base-cell-address="Tabelle1.F17"/>
            <calcext:condition calcext:apply-style-name="Good" calcext:value="formula-is(1)" calcext:base-cell-address="Tabelle1.F17"/>
          </calcext:conditional-format>
          <calcext:conditional-format calcext:target-range-address="Tabelle1.E13:Tabelle1.E13">
            <calcext:condition calcext:apply-style-name="Good" calcext:value="formula-is([.E13] &gt; (TODAY() -7))" calcext:base-cell-address="Tabelle1.E13"/>
            <calcext:condition calcext:apply-style-name="Neutral" calcext:value="formula-is([.E13] &gt; (TODAY() - 14))" calcext:base-cell-address="Tabelle1.E13"/>
            <calcext:condition calcext:apply-style-name="Bad" calcext:value="formula-is(1)" calcext:base-cell-address="Tabelle1.E13"/>
          </calcext:conditional-format>
          <calcext:conditional-format calcext:target-range-address="Tabelle1.E12:Tabelle1.E12">
            <calcext:condition calcext:apply-style-name="Good" calcext:value="formula-is([.E12] &gt; (TODAY() -7))" calcext:base-cell-address="Tabelle1.E12"/>
            <calcext:condition calcext:apply-style-name="Neutral" calcext:value="formula-is([.E12] &gt; (TODAY() - 14))" calcext:base-cell-address="Tabelle1.E12"/>
            <calcext:condition calcext:apply-style-name="Bad" calcext:value="formula-is(1)" calcext:base-cell-address="Tabelle1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16">
      <number:day/>
      <number:text>. </number:text>
      <number:month number:style="long" number:textual="true"/>
    </number:date-style>
    <number:date-style style:name="N117">
      <number:day/>
      <number:text>. </number:text>
      <number:month number:textual="true"/>
    </number:date-style>
    <number:date-style style:name="N118">
      <number:day number:style="long"/>
      <number:text>.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3:01:32.11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5-23T13:02:38.281000000</dc:date>
    <meta:editing-duration>P9DT11H26M37S</meta:editing-duration>
    <meta:editing-cycles>27</meta:editing-cycles>
    <meta:generator>LibreOffice/24.2.2.2$Windows_X86_64 LibreOffice_project/d56cc158d8a96260b836f100ef4b4ef25d6f1a01</meta:generator>
    <meta:document-statistic meta:table-count="1" meta:cell-count="234" meta:object-count="0"/>
  </office:meta>
</office:document-meta>
</file>